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LVAREZ ANGIE ANTONE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RMESTAR SANCHEZ YESSIRA DE LOS MILAGRO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GUIRRE ALVAREZ ANGIE ANTONE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5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8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